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ff" style:font-name="Times" style:font-name-complex="Times" style:font-style-complex="italic" text:display="none"/>
    </style:style>
    <style:style style:name="P2" style:family="paragraph" style:parent-style-name="Standard" style:list-style-name="WW8Num4"/>
    <style:style style:name="P3" style:family="paragraph" style:parent-style-name="Standard" style:list-style-name="WW8Num9"/>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asian="Symbol" style:font-name-complex="Symbol"/>
    </style:style>
    <style:style style:name="P6" style:family="paragraph" style:parent-style-name="Standard">
      <style:text-properties fo:font-weight="bold" officeooo:rsid="00168431" officeooo:paragraph-rsid="00168431" style:font-weight-asian="bold"/>
    </style:style>
    <style:style style:name="P7" style:family="paragraph" style:parent-style-name="Standard">
      <style:text-properties officeooo:rsid="0016fd5c" officeooo:paragraph-rsid="0016fd5c"/>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Heading" style:master-page-name="Standard">
      <style:paragraph-properties style:page-number="auto"/>
      <style:text-properties officeooo:rsid="00168431" officeooo:paragraph-rsid="00168431"/>
    </style:style>
    <style:style style:name="P11" style:family="paragraph" style:parent-style-name="Footer">
      <style:text-properties style:font-name-asian="Symbol" style:font-name-complex="Symbol"/>
    </style:style>
    <style:style style:name="P12" style:family="paragraph" style:parent-style-name="InfoBlue">
      <style:paragraph-properties fo:margin-left="0cm" fo:margin-right="0cm" fo:text-indent="0.635cm" style:auto-text-indent="false"/>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style:font-name="Symbol"/>
    </style:style>
    <style:style style:name="T8" style:family="text">
      <style:text-properties style:font-name-asian="Symbol" style:font-name-complex="Symbol"/>
    </style:style>
    <style:style style:name="T9" style:family="text">
      <style:text-properties fo:font-style="italic" style:font-style-asian="italic" text:display="none"/>
    </style:style>
    <style:style style:name="T10" style:family="text">
      <style:text-properties officeooo:rsid="00168431"/>
    </style:style>
    <style:style style:name="T11" style:family="text">
      <style:text-properties officeooo:rsid="0018a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alkingInfo</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1"/>
      <text:h text:style-name="Heading_20_1" text:outline-level="1">Purpose</text:h>
      <text:p text:style-name="P7">Esta aplicação tem como foco a usuabiliade e abranger o maior número de usúarios possiveis. <text:span text:style-name="T11">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InfoBlue">[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026580246358270196" text:style-name="WW8Num4">
        <text:list-item>
          <text:p text:style-name="P2">Decision or constraint and justification</text:p>
        </text:list-item>
        <text:list-item>
          <text:p text:style-name="P2">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2">[Describe the purpose, attributes, and function of the architectural mechanism.]</text:p>
      <text:h text:style-name="Heading_20_2" text:outline-level="2">Architectural Mechanism 2</text:h>
      <text:p text:style-name="P12">[Describe the purpose, attributes, and function of the architectural mechanism.]</text:p>
      <text:p text:style-name="Text_20_body"><text:soft-page-break/></text:p>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6342579547180942774" text:style-name="WW8Num9">
        <text:list-item>
          <text:p text:style-name="P3"><text:span text:style-name="T6">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6">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6">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lt;Company Name&gt;</text:user-defined>, <text:date style:data-style-name="N107" text:date-value="2017-09-10T22:12:32.731184614">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0T22:12:32.622840704</dc:date>
    <meta:print-date>2001-03-15T14:26:00</meta:print-date>
    <meta:editing-cycles>4</meta:editing-cycles>
    <meta:editing-duration>PT17M54S</meta:editing-duration>
    <meta:generator>LibreOffice/5.1.6.2$Linux_X86_64 LibreOffice_project/10m0$Build-2</meta:generator>
    <meta:document-statistic meta:table-count="2" meta:image-count="0" meta:object-count="0" meta:page-count="2" meta:paragraph-count="39" meta:word-count="703" meta:character-count="4638" meta:non-whitespace-character-count="3982"/>
  </office:meta>
</office:document-meta>
</file>